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officeooo:paragraph-rsid="00137ec6"/>
    </style:style>
    <style:style style:name="P3" style:family="paragraph" style:parent-style-name="Preformatted_20_Text">
      <style:text-properties officeooo:paragraph-rsid="00137ec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ntrada</text:h>
      <text:p text:style-name="Text_20_body">La función recibe un objeto:</text:p>
      <text:p text:style-name="P2">{</text:p>
      <text:p text:style-name="P3"><text:s text:c="2"/>nombre: string,</text:p>
      <text:p text:style-name="P3"><text:s text:c="2"/>precioBase: number,</text:p>
      <text:p text:style-name="P3"><text:s text:c="2"/>descuento: number // porcentaje (0 a 100)</text:p>
      <text:p text:style-name="P3">}</text:p>
      <text:p text:style-name="Text_20_body">La función debe:</text:p>
      <text:h text:style-name="Heading_20_3" text:outline-level="3">1. Calcular el precio final aplicando el descuento</text:h>
      <text:p text:style-name="P2"><text:bookmark text:name="code-block-viewer"/>precioFinal = precioBase - (precioBase * descuento / 100)</text:p>
      <text:h text:style-name="Heading_20_3" text:outline-level="3">2. Validaciones</text:h>
      <text:list text:style-name="L1">
        <text:list-item>
          <text:p text:style-name="P5">Si <text:span text:style-name="Source_20_Text">precioBase</text:span> es menor o igual a 0 → error <text:span text:style-name="Source_20_Text">"Precio inválido"</text:span> </text:p>
        </text:list-item>
        <text:list-item>
          <text:p text:style-name="P4">Si <text:span text:style-name="Source_20_Text">descuento</text:span> es menor a 0 o mayor a 100 → error <text:span text:style-name="Source_20_Text">"Descuento inválido"</text:span> </text:p>
        </text:list-item>
      </text:list>
      <text:h text:style-name="Heading_20_3" text:outline-level="3">3. Resultado</text:h>
      <text:p text:style-name="Text_20_body">Debe devolver un número con el precio final.</text:p>
      <text:h text:style-name="Heading_20_1" text:outline-level="1">TESTS OBLIGATORIOS</text:h>
      <text:h text:style-name="Heading_20_2" text:outline-level="2">1. Caso normal</text:h>
      <text:list text:style-name="L2">
        <text:list-item>
          <text:p text:style-name="P7">producto con precio 100 y descuento 20 </text:p>
        </text:list-item>
        <text:list-item>
          <text:p text:style-name="P6">resultado esperado: 80 </text:p>
        </text:list-item>
      </text:list>
      <text:h text:style-name="Heading_20_2" text:outline-level="2">2. Sin descuento</text:h>
      <text:list text:style-name="L3">
        <text:list-item>
          <text:p text:style-name="P9">descuento 0 </text:p>
        </text:list-item>
        <text:list-item>
          <text:p text:style-name="P8">devuelve precio original </text:p>
        </text:list-item>
      </text:list>
      <text:h text:style-name="Heading_20_2" text:outline-level="2">3. Precio inválido</text:h>
      <text:list text:style-name="L4">
        <text:list-item>
          <text:p text:style-name="P10">precioBase &lt;= 0 → error </text:p>
        </text:list-item>
      </text:list>
      <text:h text:style-name="Heading_20_2" text:outline-level="2">4. Descuento inválido</text:h>
      <text:list text:style-name="L5">
        <text:list-item>
          <text:p text:style-name="P11">descuento &lt; 0 o &gt; 100 → erro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12T16:58:58.914000000</meta:creation-date>
    <dc:date>2026-04-12T17:00:31.804000000</dc:date>
    <meta:editing-duration>PT1M33S</meta:editing-duration>
    <meta:editing-cycles>1</meta:editing-cycles>
    <meta:document-statistic meta:table-count="0" meta:image-count="0" meta:object-count="0" meta:page-count="1" meta:paragraph-count="26" meta:word-count="127" meta:character-count="689" meta:non-whitespace-character-count="583"/>
    <meta:generator>LibreOffice/24.2.5.2$Windows_X86_64 LibreOffice_project/bffef4ea93e59bebbeaf7f431bb02b1a39ee8a59</meta:generator>
  </office:meta>
</office:document-meta>
</file>